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B000001BBC1F166D95627305D.png" manifest:media-type="image/png"/>
  <manifest:file-entry manifest:full-path="Pictures/10000201000001BB000001BB5208113A80273700.png" manifest:media-type="image/png"/>
  <manifest:file-entry manifest:full-path="Pictures/10000201000001BB000001BB6537D0F05C0865EF.png" manifest:media-type="image/png"/>
  <manifest:file-entry manifest:full-path="Pictures/10000201000001BB000001BBC910AB589F292A71.png" manifest:media-type="image/png"/>
  <manifest:file-entry manifest:full-path="Pictures/10000201000001BB000001BB630D7923E0F59D0D.png" manifest:media-type="image/png"/>
  <manifest:file-entry manifest:full-path="Pictures/10000201000001BB000001BB5884193A51C95EB8.png" manifest:media-type="image/png"/>
  <manifest:file-entry manifest:full-path="Pictures/10000201000001BB000001BBA6DFA1E8F8FBD457.png" manifest:media-type="image/png"/>
  <manifest:file-entry manifest:full-path="Pictures/10000201000001BB000001BB93B6D39882ECFA53.png" manifest:media-type="image/png"/>
  <manifest:file-entry manifest:full-path="Pictures/10000201000001BB000001BB17E01849B1D78E5F.png" manifest:media-type="image/png"/>
  <manifest:file-entry manifest:full-path="Pictures/10000201000001BB000001BB3B269D3DA8DB2624.png" manifest:media-type="image/png"/>
  <manifest:file-entry manifest:full-path="Pictures/10000201000001BB000001BBDC89802C32F3255F.png" manifest:media-type="image/png"/>
  <manifest:file-entry manifest:full-path="Pictures/10000201000001BB000001BB92D2D6F3EBA51413.png" manifest:media-type="image/png"/>
  <manifest:file-entry manifest:full-path="Pictures/10000201000001BB000001BBA788388804702DBC.png" manifest:media-type="image/png"/>
  <manifest:file-entry manifest:full-path="Pictures/10000201000001BB000001BB9D393A43057A1B39.png" manifest:media-type="image/png"/>
  <manifest:file-entry manifest:full-path="Pictures/10000201000001BB000001BB95DD51FA06952F0F.png" manifest:media-type="image/png"/>
  <manifest:file-entry manifest:full-path="Pictures/10000201000001BB000001BB60EA7A44BF83F79E.png" manifest:media-type="image/png"/>
  <manifest:file-entry manifest:full-path="Pictures/10000201000001BB000001BB706EE724120C148D.png" manifest:media-type="image/png"/>
  <manifest:file-entry manifest:full-path="Pictures/10000201000001BB000001BBFACDA3CC70F13C15.png" manifest:media-type="image/png"/>
  <manifest:file-entry manifest:full-path="Pictures/10000201000001BB000001BBCB0D5630A422A510.png" manifest:media-type="image/png"/>
  <manifest:file-entry manifest:full-path="Pictures/10000201000001BB000001BB5E1C02041C3F04AB.png" manifest:media-type="image/png"/>
  <manifest:file-entry manifest:full-path="Pictures/10000201000001BB000001BB7121032D028FB218.png" manifest:media-type="image/png"/>
  <manifest:file-entry manifest:full-path="Pictures/10000201000001BB000001BBC7CFBFE733EA2978.png" manifest:media-type="image/png"/>
  <manifest:file-entry manifest:full-path="Pictures/10000201000001BB000001BBECBC731EEAA3D24A.png" manifest:media-type="image/png"/>
  <manifest:file-entry manifest:full-path="Pictures/10000201000001BB000001BB89CB73514119B14C.png" manifest:media-type="image/png"/>
  <manifest:file-entry manifest:full-path="Pictures/10000201000001BB000001BB7B9676EBE0584B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draw:fill="none" draw:fill-color="#666666" draw:textarea-horizontal-align="justify" draw:textarea-vertical-align="middle" draw:auto-grow-height="false" fo:min-height="13.722cm" fo:min-width="16.8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666666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2" draw:text-style-name="P2" draw:layer="layout" svg:width="17.39cm" svg:height="13.972cm" svg:x="3.81cm" svg:y="1.77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796cm" svg:height="2.552cm" svg:x="6.226cm" svg:y="13.248cm">
          <draw:image xlink:href="Pictures/10000201000001BB000001BB17E01849B1D78E5F.png" xlink:type="simple" xlink:show="embed" xlink:actuate="onLoad">
            <text:p/>
          </draw:image>
        </draw:frame>
        <draw:frame draw:style-name="gr3" draw:text-style-name="P3" draw:layer="layout" svg:width="2.732cm" svg:height="2.494cm" svg:x="6.348cm" svg:y="10.306cm">
          <draw:image xlink:href="Pictures/10000201000001BB000001BBA6DFA1E8F8FBD457.png" xlink:type="simple" xlink:show="embed" xlink:actuate="onLoad">
            <text:p/>
          </draw:image>
        </draw:frame>
        <draw:frame draw:style-name="gr3" draw:text-style-name="P3" draw:layer="layout" svg:width="2.522cm" svg:height="2.584cm" svg:x="6.478cm" svg:y="7.616cm">
          <draw:image xlink:href="Pictures/10000201000001BB000001BBDC89802C32F3255F.png" xlink:type="simple" xlink:show="embed" xlink:actuate="onLoad">
            <text:p/>
          </draw:image>
        </draw:frame>
        <draw:frame draw:style-name="gr3" draw:text-style-name="P3" draw:layer="layout" svg:width="2.938cm" svg:height="2.682cm" svg:x="8.893cm" svg:y="13.318cm">
          <draw:image xlink:href="Pictures/10000201000001BB000001BB93B6D39882ECFA53.png" xlink:type="simple" xlink:show="embed" xlink:actuate="onLoad">
            <text:p/>
          </draw:image>
        </draw:frame>
        <draw:frame draw:style-name="gr3" draw:text-style-name="P3" draw:layer="layout" svg:width="2.735cm" svg:height="2.495cm" svg:x="9.065cm" svg:y="10.4cm">
          <draw:image xlink:href="Pictures/10000201000001BB000001BB9D393A43057A1B39.png" xlink:type="simple" xlink:show="embed" xlink:actuate="onLoad">
            <text:p/>
          </draw:image>
        </draw:frame>
        <draw:frame draw:style-name="gr3" draw:text-style-name="P3" draw:layer="layout" svg:width="2.871cm" svg:height="2.621cm" svg:x="9.05cm" svg:y="7.579cm">
          <draw:image xlink:href="Pictures/10000201000001BB000001BBC910AB589F292A71.png" xlink:type="simple" xlink:show="embed" xlink:actuate="onLoad">
            <text:p/>
          </draw:image>
        </draw:frame>
        <draw:frame draw:style-name="gr3" draw:text-style-name="P3" draw:layer="layout" svg:width="3.223cm" svg:height="2.941cm" svg:x="11.7cm" svg:y="13.059cm">
          <draw:image xlink:href="Pictures/10000201000001BB000001BB5E1C02041C3F04AB.png" xlink:type="simple" xlink:show="embed" xlink:actuate="onLoad">
            <text:p/>
          </draw:image>
        </draw:frame>
        <draw:frame draw:style-name="gr3" draw:text-style-name="P3" draw:layer="layout" svg:width="3.261cm" svg:height="2.977cm" svg:x="11.57cm" svg:y="10.4cm">
          <draw:image xlink:href="Pictures/10000201000001BB000001BB5884193A51C95EB8.png" xlink:type="simple" xlink:show="embed" xlink:actuate="onLoad">
            <text:p/>
          </draw:image>
        </draw:frame>
        <draw:frame draw:style-name="gr3" draw:text-style-name="P3" draw:layer="layout" svg:width="3.31cm" svg:height="3.021cm" svg:x="11.681cm" svg:y="7.379cm">
          <draw:image xlink:href="Pictures/10000201000001BB000001BB630D7923E0F59D0D.png" xlink:type="simple" xlink:show="embed" xlink:actuate="onLoad">
            <text:p/>
          </draw:image>
        </draw:frame>
        <draw:frame draw:style-name="gr3" draw:text-style-name="P3" draw:layer="layout" svg:width="3.453cm" svg:height="3.152cm" svg:x="14.662cm" svg:y="12.848cm">
          <draw:image xlink:href="Pictures/10000201000001BB000001BB6537D0F05C0865EF.png" xlink:type="simple" xlink:show="embed" xlink:actuate="onLoad">
            <text:p/>
          </draw:image>
        </draw:frame>
        <draw:frame draw:style-name="gr3" draw:text-style-name="P3" draw:layer="layout" svg:width="3.069cm" svg:height="2.801cm" svg:x="14.825cm" svg:y="10.178cm">
          <draw:image xlink:href="Pictures/10000201000001BB000001BB92D2D6F3EBA51413.png" xlink:type="simple" xlink:show="embed" xlink:actuate="onLoad">
            <text:p/>
          </draw:image>
        </draw:frame>
        <draw:frame draw:style-name="gr3" draw:text-style-name="P3" draw:layer="layout" svg:width="3.275cm" svg:height="2.989cm" svg:x="14.825cm" svg:y="7.164cm">
          <draw:image xlink:href="Pictures/10000201000001BB000001BB95DD51FA06952F0F.png" xlink:type="simple" xlink:show="embed" xlink:actuate="onLoad">
            <text:p/>
          </draw:image>
        </draw:frame>
        <draw:frame draw:style-name="gr3" draw:text-style-name="P3" draw:layer="layout" svg:width="3.205cm" svg:height="2.925cm" svg:x="17.895cm" svg:y="12.652cm">
          <draw:image xlink:href="Pictures/10000201000001BB000001BBFACDA3CC70F13C15.png" xlink:type="simple" xlink:show="embed" xlink:actuate="onLoad">
            <text:p/>
          </draw:image>
        </draw:frame>
        <draw:frame draw:style-name="gr3" draw:text-style-name="P3" draw:layer="layout" svg:width="3.068cm" svg:height="2.801cm" svg:x="18.132cm" svg:y="9.699cm">
          <draw:image xlink:href="Pictures/10000201000001BB000001BB60EA7A44BF83F79E.png" xlink:type="simple" xlink:show="embed" xlink:actuate="onLoad">
            <text:p/>
          </draw:image>
        </draw:frame>
        <draw:frame draw:style-name="gr3" draw:text-style-name="P3" draw:layer="layout" svg:width="3.285cm" svg:height="2.999cm" svg:x="18.115cm" svg:y="6.701cm">
          <draw:image xlink:href="Pictures/10000201000001BB000001BBCB0D5630A422A510.png" xlink:type="simple" xlink:show="embed" xlink:actuate="onLoad">
            <text:p/>
          </draw:image>
        </draw:frame>
        <draw:frame draw:style-name="gr3" draw:text-style-name="P3" draw:layer="layout" svg:width="3.297cm" svg:height="3cm" svg:x="6.26cm" svg:y="1.8cm">
          <draw:image xlink:href="Pictures/10000201000001BB000001BB7121032D028FB218.png" xlink:type="simple" xlink:show="embed" xlink:actuate="onLoad">
            <text:p/>
          </draw:image>
        </draw:frame>
        <draw:frame draw:style-name="gr3" draw:text-style-name="P3" draw:layer="layout" svg:width="3.086cm" svg:height="2.817cm" svg:x="8.951cm" svg:y="1.883cm">
          <draw:image xlink:href="Pictures/10000201000001BB000001BBC7CFBFE733EA2978.png" xlink:type="simple" xlink:show="embed" xlink:actuate="onLoad">
            <text:p/>
          </draw:image>
        </draw:frame>
        <draw:frame draw:style-name="gr3" draw:text-style-name="P3" draw:layer="layout" svg:width="4cm" svg:height="2.973cm" svg:x="11.3cm" svg:y="1.727cm">
          <draw:image xlink:href="Pictures/10000201000001BB000001BBA788388804702DBC.png" xlink:type="simple" xlink:show="embed" xlink:actuate="onLoad">
            <text:p/>
          </draw:image>
        </draw:frame>
        <draw:frame draw:style-name="gr3" draw:text-style-name="P3" draw:layer="layout" svg:width="3.226cm" svg:height="2.945cm" svg:x="15.074cm" svg:y="1.755cm">
          <draw:image xlink:href="Pictures/10000201000001BB000001BB3B269D3DA8DB2624.png" xlink:type="simple" xlink:show="embed" xlink:actuate="onLoad">
            <text:p/>
          </draw:image>
        </draw:frame>
        <draw:frame draw:style-name="gr3" draw:text-style-name="P3" draw:layer="layout" svg:width="3.302cm" svg:height="3.016cm" svg:x="18cm" svg:y="1.3cm">
          <draw:image xlink:href="Pictures/10000201000001BB000001BB706EE724120C148D.png" xlink:type="simple" xlink:show="embed" xlink:actuate="onLoad">
            <text:p/>
          </draw:image>
        </draw:frame>
        <draw:frame draw:style-name="gr3" draw:text-style-name="P3" draw:layer="layout" svg:width="2.858cm" svg:height="3cm" svg:x="6.4cm" svg:y="4.4cm">
          <draw:image xlink:href="Pictures/10000201000001BB000001BBECBC731EEAA3D24A.png" xlink:type="simple" xlink:show="embed" xlink:actuate="onLoad">
            <text:p/>
          </draw:image>
        </draw:frame>
        <draw:frame draw:style-name="gr3" draw:text-style-name="P3" draw:layer="layout" svg:width="3.4cm" svg:height="3.095cm" svg:x="8.8cm" svg:y="4.453cm">
          <draw:image xlink:href="Pictures/10000201000001BB000001BB7B9676EBE0584B00.png" xlink:type="simple" xlink:show="embed" xlink:actuate="onLoad">
            <text:p/>
          </draw:image>
        </draw:frame>
        <draw:frame draw:style-name="gr3" draw:text-style-name="P3" draw:layer="layout" svg:width="3.666cm" svg:height="3.348cm" svg:x="11.622cm" svg:y="4.252cm">
          <draw:image xlink:href="Pictures/10000201000001BB000001BB5208113A80273700.png" xlink:type="simple" xlink:show="embed" xlink:actuate="onLoad">
            <text:p/>
          </draw:image>
        </draw:frame>
        <draw:frame draw:style-name="gr3" draw:text-style-name="P3" draw:layer="layout" svg:width="2.919cm" svg:height="2.664cm" svg:x="15cm" svg:y="4.353cm">
          <draw:image xlink:href="Pictures/10000201000001BB000001BB89CB73514119B14C.png" xlink:type="simple" xlink:show="embed" xlink:actuate="onLoad">
            <text:p/>
          </draw:image>
        </draw:frame>
        <draw:frame draw:style-name="gr3" draw:text-style-name="P3" draw:layer="layout" svg:width="3.804cm" svg:height="3.474cm" svg:x="17.796cm" svg:y="3.826cm">
          <draw:image xlink:href="Pictures/10000201000001BB000001BBC1F166D95627305D.png" xlink:type="simple" xlink:show="embed" xlink:actuate="onLoad">
            <text:p/>
          </draw:image>
        </draw:frame>
        <draw:line draw:style-name="gr4" draw:text-style-name="P3" draw:layer="layout" svg:x1="6.002cm" svg:y1="15.94cm" svg:x2="6.096cm" svg:y2="1.27cm">
          <text:p/>
        </draw:line>
        <draw:line draw:style-name="gr4" draw:text-style-name="P3" draw:layer="layout" svg:x1="6.002cm" svg:y1="15.941cm" svg:x2="21.844cm" svg:y2="16.002cm">
          <text:p/>
        </draw:line>
        <draw:line draw:style-name="gr5" draw:text-style-name="P3" draw:layer="layout" svg:x1="6.604cm" svg:y1="15.494cm" svg:x2="20.574cm" svg:y2="1.3cm">
          <text:p/>
        </draw:line>
        <draw:line draw:style-name="gr5" draw:text-style-name="P3" draw:layer="layout" svg:x1="20.574cm" svg:y1="15.494cm" svg:x2="6.35cm" svg:y2="1.27cm">
          <text:p/>
        </draw:line>
        <draw:line draw:style-name="gr5" draw:text-style-name="P3" draw:layer="layout" svg:x1="6.35cm" svg:y1="8.433cm" svg:x2="21.2cm" svg:y2="8.487cm">
          <text:p/>
        </draw:line>
        <draw:line draw:style-name="gr5" draw:text-style-name="P3" draw:layer="layout" svg:x1="13.513cm" svg:y1="15.834cm" svg:x2="13.513cm" svg:y2="0.984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17:09:32.456718424</meta:creation-date>
    <dc:date>2018-04-12T17:29:29.900480605</dc:date>
    <meta:editing-duration>PT9M36S</meta:editing-duration>
    <meta:editing-cycles>1</meta:editing-cycles>
    <meta:document-statistic meta:object-count="57"/>
    <meta:generator>LibreOffice/5.1.6.2$Linux_X86_64 LibreOffice_project/10m0$Build-2</meta:generator>
  </office:meta>
</office:document-meta>
</file>